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40" style:family="paragraph" style:parent-style-name="Table_20_Contents" style:list-style-name="L16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1" style:family="paragraph" style:parent-style-name="Table_20_Contents" style:list-style-name="L17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2" style:family="paragraph" style:parent-style-name="Table_20_Contents" style:list-style-name="L18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2077489961741251087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8785647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5876977510299314173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8789721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5312479690531044690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8775847" text:continue-numbering="true" text:style-name="L3">
        <text:list-item>
          <text:p text:style-name="P20"/>
        </text:list-item>
      </text:list>
      <text:p text:style-name="P5">[next]</text:p>
      <text:list xml:id="list3950152250773415463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8793930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1104225037820756880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8781108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8940497083744096142" text:style-name="L6">
        <text:list-item>
          <text:p text:style-name="P23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8766518" text:continue-numbering="true" text:style-name="L6">
        <text:list-item>
          <text:p text:style-name="P23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6842361565882345002" text:style-name="L7">
        <text:list-item>
          <text:p text:style-name="P24">REVIEW </text:p>
        </text:list-item>
        <text:list-item>
          <text:p text:style-name="P24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8772194" text:continue-numbering="true" text:style-name="L7">
        <text:list-item>
          <text:p text:style-name="P24"><text:soft-page-break/>TASK-2 : #21</text:p>
        </text:list-item>
      </text:list>
      <text:p text:style-name="P5"/>
      <text:p text:style-name="P5">[next]</text:p>
      <text:list xml:id="list898004930107343804" text:style-name="L8">
        <text:list-item>
          <text:p text:style-name="P30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2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3"/>
      <text:p text:style-name="P5">[do] <text:span text:style-name="T4">#_ </text:span></text:p>
      <text:list xml:id="list1519905950105763754" text:style-name="L9">
        <text:list-item>
          <text:p text:style-name="P25">REVIEW </text:p>
        </text:list-item>
        <text:list-item>
          <text:p text:style-name="P25"><text:span text:style-name="T4">#_ </text:span>TASK-1 : #22</text:p>
        </text:list-item>
        <text:list-item>
          <text:p text:style-name="P25"><text:span text:style-name="T4">#_ </text:span>SEG-1 : search ==&gt; “plasma microwave discharge”</text:p>
          <text:list>
            <text:list-item>
              <text:p text:style-name="P25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5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8277528053096236041" text:style-name="L10">
        <text:list-item>
          <text:p text:style-name="P26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2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3"/>
      <text:p text:style-name="P5">[do] <text:span text:style-name="T4">#_ </text:span></text:p>
      <text:list xml:id="list144735489089081603" text:style-name="L11">
        <text:list-item>
          <text:p text:style-name="P27">REVIEW </text:p>
        </text:list-item>
        <text:list-item>
          <text:p text:style-name="P27"><text:span text:style-name="T4">#_ </text:span>TASK-1 : M-47 / #21.1 “<text:span text:style-name="T9">Gliding arc (GA) discharge</text:span>”</text:p>
          <text:list>
            <text:list-item>
              <text:p text:style-name="P27">==&gt; COMP</text:p>
            </text:list-item>
          </text:list>
        </text:list-item>
      </text:list>
      <text:p text:style-name="P5">[next]</text:p>
      <text:list xml:id="list555773872258217624" text:style-name="L12">
        <text:list-item>
          <text:p text:style-name="P31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2">@@@</text:p>
      <text:p text:style-name="P5"><text:span text:style-name="T2">23_43</text:span>----------------------------------------------------------------</text:p>
      <text:p text:style-name="P8">[44] res free# JVEMV6 37#23_X / 37. miscs / 23. CO2 / XXX</text:p>
      <text:p text:style-name="P3"/>
      <text:p text:style-name="P3"/>
      <text:p text:style-name="P5">[do] <text:span text:style-name="T4">#_ </text:span></text:p>
      <text:list xml:id="list38789510" text:continue-list="list38775847" text:style-name="L3">
        <text:list-item>
          <text:p text:style-name="P20">REVIEW </text:p>
        </text:list-item>
        <text:list-item>
          <text:p text:style-name="P20"><text:soft-page-break/>TASK-1</text:p>
          <text:list>
            <text:list-item>
              <text:p text:style-name="P20"/>
            </text:list-item>
          </text:list>
        </text:list-item>
      </text:list>
      <text:p text:style-name="P5">[next]</text:p>
      <text:list xml:id="list1491684149823023717" text:style-name="L19">
        <text:list-item>
          <text:p text:style-name="P34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/>
      <text:p text:style-name="P3"/>
      <text:p text:style-name="P3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792480" text:continue-list="list38789510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>[next]</text:p>
      <text:list xml:id="list875482483968456954" text:style-name="L13">
        <text:list-item>
          <text:p text:style-name="P32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><text:soft-page-break/></text:p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1118117844389598578" text:style-name="L14">
        <text:list-item>
          <text:p text:style-name="P28">REVIEW </text:p>
        </text:list-item>
        <text:list-item>
          <text:p text:style-name="P28">TASK-1</text:p>
          <text:list>
            <text:list-item>
              <text:p text:style-name="P28">read</text:p>
            </text:list-item>
          </text:list>
        </text:list-item>
      </text:list>
      <text:section text:style-name="Sect1" text:name="セクション8">
        <text:list xml:id="list38784003" text:continue-numbering="true" text:style-name="L14">
          <text:list-item>
            <text:list>
              <text:list-item>
                <text:list>
                  <text:list-item>
                    <text:p text:style-name="P28">aa</text:p>
                  </text:list-item>
                  <text:list-item>
                    <text:p text:style-name="P28">bb</text:p>
                  </text:list-item>
                  <text:list-item>
                    <text:p text:style-name="P28">cc</text:p>
                  </text:list-item>
                </text:list>
              </text:list-item>
            </text:list>
          </text:list-item>
        </text:list>
      </text:section>
      <text:list xml:id="list38787770" text:continue-numbering="true" text:style-name="L14">
        <text:list-item>
          <text:list>
            <text:list-item>
              <text:p text:style-name="P28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8787888" text:continue-numbering="true" text:style-name="L14">
        <text:list-item>
          <text:list>
            <text:list-item>
              <text:p text:style-name="P28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8766571" text:continue-numbering="true" text:style-name="L14">
        <text:list-item>
          <text:p text:style-name="P28">aaa</text:p>
        </text:list-item>
        <text:list-item>
          <text:p text:style-name="P28">aa</text:p>
          <text:list>
            <text:list-item>
              <text:p text:style-name="P28"/>
            </text:list-item>
          </text:list>
        </text:list-item>
      </text:list>
      <text:p text:style-name="P14"/>
      <text:p text:style-name="P5"/>
      <text:p text:style-name="P5">[next]</text:p>
      <text:list xml:id="list4890808172670653415" text:style-name="L15">
        <text:list-item>
          <text:p text:style-name="P33">TASK</text:p>
        </text:list-item>
      </text:list>
      <text:p text:style-name="P5"><text:soft-page-break/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<text:soft-page-break/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3</text:span><text:span text:style-name="T8">]</text:span>) periodical updates^" &amp;&amp; e &amp;&amp; p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><text:soft-page-break/></text:p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854120707728074525" text:style-name="L16">
              <text:list-item>
                <text:p text:style-name="P40">C/P</text:p>
              </text:list-item>
              <text:list-item>
                <text:p text:style-name="P40">change</text:p>
                <text:list>
                  <text:list-item>
                    <text:p text:style-name="P40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652123254132799794" text:style-name="L17">
              <text:list-item>
                <text:p text:style-name="P41">top of the title lines, change ==&gt; session number</text:p>
              </text:list-item>
              <text:list-item>
                <text:p text:style-name="P41">current session num ==&gt; increment</text:p>
              </text:list-item>
              <text:list-item>
                <text:p text:style-name="P41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2324185917918846708" text:style-name="L18">
              <text:list-item>
                <text:p text:style-name="P42">doc</text:p>
              </text:list-item>
              <text:list-item>
                <text:p text:style-name="P42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7T18:56:46.07</dc:date>
    <dc:creator>iwabuchi ken</dc:creator>
    <meta:editing-duration>P1DT19H4M43S</meta:editing-duration>
    <meta:editing-cycles>239</meta:editing-cycles>
    <meta:generator>OpenOffice/4.1.3$Win32 OpenOffice.org_project/413m1$Build-9783</meta:generator>
    <meta:document-statistic meta:table-count="14" meta:image-count="0" meta:object-count="0" meta:page-count="12" meta:paragraph-count="179" meta:word-count="659" meta:character-count="5199"/>
  </office:meta>
</office:document-meta>
</file>